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088" calcext:value-type="float">
            <text:p>148.1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0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1632" calcext:value-type="float">
            <text:p>147.9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7456" calcext:value-type="float">
            <text:p>148.0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3928" calcext:value-type="float">
            <text:p>148.0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1632" calcext:value-type="float">
            <text:p>147.9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2592" calcext:value-type="float">
            <text:p>147.9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10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5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432" calcext:value-type="float">
            <text:p>148.2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1192" calcext:value-type="float">
            <text:p>148.2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2904" calcext:value-type="float">
            <text:p>148.2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432" calcext:value-type="float">
            <text:p>148.2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0336" calcext:value-type="float">
            <text:p>148.2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5096" calcext:value-type="float">
            <text:p>148.2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2048" calcext:value-type="float">
            <text:p>148.2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088" calcext:value-type="float">
            <text:p>148.1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0336" calcext:value-type="float">
            <text:p>148.2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6328" calcext:value-type="float">
            <text:p>148.1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5096" calcext:value-type="float">
            <text:p>148.2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3008" calcext:value-type="float">
            <text:p>148.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3384" calcext:value-type="float">
            <text:p>148.2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6328" calcext:value-type="float">
            <text:p>148.1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088" calcext:value-type="float">
            <text:p>148.1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6328" calcext:value-type="float">
            <text:p>148.1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432" calcext:value-type="float">
            <text:p>148.2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5096" calcext:value-type="float">
            <text:p>148.2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2904" calcext:value-type="float">
            <text:p>148.2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5576" calcext:value-type="float">
            <text:p>148.2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1672" calcext:value-type="float">
            <text:p>148.2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2048" calcext:value-type="float">
            <text:p>148.2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5576" calcext:value-type="float">
            <text:p>148.2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3864" calcext:value-type="float">
            <text:p>148.2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1192" calcext:value-type="float">
            <text:p>148.2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5096" calcext:value-type="float">
            <text:p>148.2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2904" calcext:value-type="float">
            <text:p>148.2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3384" calcext:value-type="float">
            <text:p>148.2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4576" calcext:value-type="float">
            <text:p>147.8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324" calcext:value-type="float">
            <text:p>147.8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6664" calcext:value-type="float">
            <text:p>147.8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3616" calcext:value-type="float">
            <text:p>147.8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3512" calcext:value-type="float">
            <text:p>147.7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2552" calcext:value-type="float">
            <text:p>147.6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5976" calcext:value-type="float">
            <text:p>147.6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1216" calcext:value-type="float">
            <text:p>147.6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9504" calcext:value-type="float">
            <text:p>147.6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4744" calcext:value-type="float">
            <text:p>147.6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0944" calcext:value-type="float">
            <text:p>147.7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9232" calcext:value-type="float">
            <text:p>147.7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5328" calcext:value-type="float">
            <text:p>147.7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0568" calcext:value-type="float">
            <text:p>147.8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5328" calcext:value-type="float">
            <text:p>147.7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0568" calcext:value-type="float">
            <text:p>147.8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9816" calcext:value-type="float">
            <text:p>147.8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688" calcext:value-type="float">
            <text:p>147.9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2216" calcext:value-type="float">
            <text:p>148.0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2216" calcext:value-type="float">
            <text:p>148.0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7456" calcext:value-type="float">
            <text:p>148.0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3928" calcext:value-type="float">
            <text:p>148.0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688" calcext:value-type="float">
            <text:p>147.9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7456" calcext:value-type="float">
            <text:p>148.0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2216" calcext:value-type="float">
            <text:p>148.0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1632" calcext:value-type="float">
            <text:p>147.9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088" calcext:value-type="float">
            <text:p>148.1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6328" calcext:value-type="float">
            <text:p>148.1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3384" calcext:value-type="float">
            <text:p>148.2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2048" calcext:value-type="float">
            <text:p>148.2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432" calcext:value-type="float">
            <text:p>148.2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088" calcext:value-type="float">
            <text:p>148.1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088" calcext:value-type="float">
            <text:p>148.1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2216" calcext:value-type="float">
            <text:p>148.0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984" calcext:value-type="float">
            <text:p>148.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0504" calcext:value-type="float">
            <text:p>148.0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688" calcext:value-type="float">
            <text:p>147.9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3928" calcext:value-type="float">
            <text:p>148.0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1152" calcext:value-type="float">
            <text:p>147.9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1152" calcext:value-type="float">
            <text:p>147.9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2216" calcext:value-type="float">
            <text:p>148.0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688" calcext:value-type="float">
            <text:p>147.9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4576" calcext:value-type="float">
            <text:p>147.8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0296" calcext:value-type="float">
            <text:p>147.9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6288" calcext:value-type="float">
            <text:p>147.8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7456" calcext:value-type="float">
            <text:p>148.0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688" calcext:value-type="float">
            <text:p>147.9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2592" calcext:value-type="float">
            <text:p>147.9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1632" calcext:value-type="float">
            <text:p>147.9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1632" calcext:value-type="float">
            <text:p>147.9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2592" calcext:value-type="float">
            <text:p>147.9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2864" calcext:value-type="float">
            <text:p>147.8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2216" calcext:value-type="float">
            <text:p>148.0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3928" calcext:value-type="float">
            <text:p>148.0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3928" calcext:value-type="float">
            <text:p>148.0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4576" calcext:value-type="float">
            <text:p>147.8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2592" calcext:value-type="float">
            <text:p>147.9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6288" calcext:value-type="float">
            <text:p>147.8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9336" calcext:value-type="float">
            <text:p>147.8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5808" calcext:value-type="float">
            <text:p>147.8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1904" calcext:value-type="float">
            <text:p>147.8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228" calcext:value-type="float">
            <text:p>147.7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1904" calcext:value-type="float">
            <text:p>147.8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7624" calcext:value-type="float">
            <text:p>147.8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324" calcext:value-type="float">
            <text:p>147.8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4096" calcext:value-type="float">
            <text:p>147.8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4472" calcext:value-type="float">
            <text:p>147.7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5808" calcext:value-type="float">
            <text:p>147.8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5808" calcext:value-type="float">
            <text:p>147.8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1152" calcext:value-type="float">
            <text:p>147.9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2008" calcext:value-type="float">
            <text:p>147.8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9336" calcext:value-type="float">
            <text:p>147.8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0296" calcext:value-type="float">
            <text:p>147.9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7624" calcext:value-type="float">
            <text:p>147.8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1048" calcext:value-type="float">
            <text:p>147.8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4576" calcext:value-type="float">
            <text:p>147.8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4472" calcext:value-type="float">
            <text:p>147.7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2592" calcext:value-type="float">
            <text:p>147.9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2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2864" calcext:value-type="float">
            <text:p>147.8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1528" calcext:value-type="float">
            <text:p>147.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688" calcext:value-type="float">
            <text:p>147.9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0296" calcext:value-type="float">
            <text:p>147.9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6496" calcext:value-type="float">
            <text:p>147.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1152" calcext:value-type="float">
            <text:p>147.9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1632" calcext:value-type="float">
            <text:p>147.9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3824" calcext:value-type="float">
            <text:p>147.9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4304" calcext:value-type="float">
            <text:p>147.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2008" calcext:value-type="float">
            <text:p>147.8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7624" calcext:value-type="float">
            <text:p>147.8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8856" calcext:value-type="float">
            <text:p>147.8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2384" calcext:value-type="float">
            <text:p>147.8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1528" calcext:value-type="float">
            <text:p>147.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2008" calcext:value-type="float">
            <text:p>147.8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2008" calcext:value-type="float">
            <text:p>147.8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7144" calcext:value-type="float">
            <text:p>147.8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8856" calcext:value-type="float">
            <text:p>147.8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2384" calcext:value-type="float">
            <text:p>147.8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0296" calcext:value-type="float">
            <text:p>147.9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42" calcext:value-type="float">
            <text:p>147.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9816" calcext:value-type="float">
            <text:p>147.8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9816" calcext:value-type="float">
            <text:p>147.8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468" calcext:value-type="float">
            <text:p>147.9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2488" calcext:value-type="float">
            <text:p>147.9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4096" calcext:value-type="float">
            <text:p>147.8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9336" calcext:value-type="float">
            <text:p>147.8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6288" calcext:value-type="float">
            <text:p>147.8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1528" calcext:value-type="float">
            <text:p>147.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5808" calcext:value-type="float">
            <text:p>147.8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5704" calcext:value-type="float">
            <text:p>147.7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3992" calcext:value-type="float">
            <text:p>147.7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7624" calcext:value-type="float">
            <text:p>147.8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8856" calcext:value-type="float">
            <text:p>147.8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1424" calcext:value-type="float">
            <text:p>147.7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6664" calcext:value-type="float">
            <text:p>147.8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4952" calcext:value-type="float">
            <text:p>147.8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1904" calcext:value-type="float">
            <text:p>147.8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9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8376" calcext:value-type="float">
            <text:p>147.7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8856" calcext:value-type="float">
            <text:p>147.8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4952" calcext:value-type="float">
            <text:p>147.8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324" calcext:value-type="float">
            <text:p>147.8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9336" calcext:value-type="float">
            <text:p>147.8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228" calcext:value-type="float">
            <text:p>147.7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132" calcext:value-type="float">
            <text:p>147.7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18" calcext:value-type="float">
            <text:p>147.7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5224" calcext:value-type="float">
            <text:p>147.7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8752" calcext:value-type="float">
            <text:p>147.7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3992" calcext:value-type="float">
            <text:p>147.7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3992" calcext:value-type="float">
            <text:p>147.7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5808" calcext:value-type="float">
            <text:p>147.8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4848" calcext:value-type="float">
            <text:p>147.7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5704" calcext:value-type="float">
            <text:p>147.7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228" calcext:value-type="float">
            <text:p>147.7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5328" calcext:value-type="float">
            <text:p>147.7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8272" calcext:value-type="float">
            <text:p>147.7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276" calcext:value-type="float">
            <text:p>147.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3616" calcext:value-type="float">
            <text:p>147.8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2864" calcext:value-type="float">
            <text:p>147.8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2008" calcext:value-type="float">
            <text:p>147.8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6664" calcext:value-type="float">
            <text:p>147.8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276" calcext:value-type="float">
            <text:p>147.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2384" calcext:value-type="float">
            <text:p>147.8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3616" calcext:value-type="float">
            <text:p>147.8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0568" calcext:value-type="float">
            <text:p>147.8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18" calcext:value-type="float">
            <text:p>147.7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0088" calcext:value-type="float">
            <text:p>147.7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228" calcext:value-type="float">
            <text:p>147.7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228" calcext:value-type="float">
            <text:p>147.7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7416" calcext:value-type="float">
            <text:p>147.7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608" calcext:value-type="float">
            <text:p>147.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0088" calcext:value-type="float">
            <text:p>147.7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4096" calcext:value-type="float">
            <text:p>147.8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4096" calcext:value-type="float">
            <text:p>147.8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9336" calcext:value-type="float">
            <text:p>147.8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276" calcext:value-type="float">
            <text:p>147.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7624" calcext:value-type="float">
            <text:p>147.8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5912" calcext:value-type="float">
            <text:p>147.8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7624" calcext:value-type="float">
            <text:p>147.8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324" calcext:value-type="float">
            <text:p>147.8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1048" calcext:value-type="float">
            <text:p>147.8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8376" calcext:value-type="float">
            <text:p>147.7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3032" calcext:value-type="float">
            <text:p>147.7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6456" calcext:value-type="float">
            <text:p>147.6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0944" calcext:value-type="float">
            <text:p>147.7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1904" calcext:value-type="float">
            <text:p>147.8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4952" calcext:value-type="float">
            <text:p>147.8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9232" calcext:value-type="float">
            <text:p>147.7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2656" calcext:value-type="float">
            <text:p>147.7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276" calcext:value-type="float">
            <text:p>147.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2864" calcext:value-type="float">
            <text:p>147.8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1528" calcext:value-type="float">
            <text:p>147.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5328" calcext:value-type="float">
            <text:p>147.7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3136" calcext:value-type="float">
            <text:p>147.7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6184" calcext:value-type="float">
            <text:p>147.7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5808" calcext:value-type="float">
            <text:p>147.8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3616" calcext:value-type="float">
            <text:p>147.8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5224" calcext:value-type="float">
            <text:p>147.7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5704" calcext:value-type="float">
            <text:p>147.7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8752" calcext:value-type="float">
            <text:p>147.7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5224" calcext:value-type="float">
            <text:p>147.7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3032" calcext:value-type="float">
            <text:p>147.7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8168" calcext:value-type="float">
            <text:p>147.6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988" calcext:value-type="float">
            <text:p>147.6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7792" calcext:value-type="float">
            <text:p>147.6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6664" calcext:value-type="float">
            <text:p>147.8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276" calcext:value-type="float">
            <text:p>147.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5808" calcext:value-type="float">
            <text:p>147.8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6664" calcext:value-type="float">
            <text:p>147.8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5224" calcext:value-type="float">
            <text:p>147.7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8272" calcext:value-type="float">
            <text:p>147.7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2656" calcext:value-type="float">
            <text:p>147.7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4848" calcext:value-type="float">
            <text:p>147.7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5328" calcext:value-type="float">
            <text:p>147.7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464" calcext:value-type="float">
            <text:p>147.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5317333333" calcext:value-type="float">
            <text:p>147.61531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6672" calcext:value-type="float">
            <text:p>147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2808615385" calcext:value-type="float">
            <text:p>147.732808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92081777778" calcext:value-type="float">
            <text:p>147.692081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0736" calcext:value-type="float">
            <text:p>147.6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0886222222" calcext:value-type="float">
            <text:p>147.580886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6663714286" calcext:value-type="float">
            <text:p>147.58666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44761777778" calcext:value-type="float">
            <text:p>147.544761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0394571429" calcext:value-type="float">
            <text:p>147.61039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7193142857" calcext:value-type="float">
            <text:p>147.57719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7670709677" calcext:value-type="float">
            <text:p>147.57767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7350482759" calcext:value-type="float">
            <text:p>147.597350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32888" calcext:value-type="float">
            <text:p>147.5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06496" calcext:value-type="float">
            <text:p>147.6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1343225806" calcext:value-type="float">
            <text:p>147.661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7786322581" calcext:value-type="float">
            <text:p>147.61778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42" calcext:value-type="float">
            <text:p>147.6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6155354839" calcext:value-type="float">
            <text:p>147.59615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04008" calcext:value-type="float">
            <text:p>147.58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4903096774" calcext:value-type="float">
            <text:p>147.65490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0666857143" calcext:value-type="float">
            <text:p>147.72066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43540903226" calcext:value-type="float">
            <text:p>147.74354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350967742" calcext:value-type="float">
            <text:p>147.895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044662069" calcext:value-type="float">
            <text:p>147.880446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7878451613" calcext:value-type="float">
            <text:p>147.88787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21196" calcext:value-type="float">
            <text:p>147.97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33032" calcext:value-type="float">
            <text:p>147.9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0567741935" calcext:value-type="float">
            <text:p>147.97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0536" calcext:value-type="float">
            <text:p>147.95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3483871" calcext:value-type="float">
            <text:p>148.0047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7856" calcext:value-type="float">
            <text:p>148.09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653677419" calcext:value-type="float">
            <text:p>148.12965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214142857" calcext:value-type="float">
            <text:p>148.126214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708645161" calcext:value-type="float">
            <text:p>148.11470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81696" calcext:value-type="float">
            <text:p>148.11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3055724138" calcext:value-type="float">
            <text:p>148.103055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1504516129" calcext:value-type="float">
            <text:p>148.091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80984" calcext:value-type="float">
            <text:p>148.15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697032258" calcext:value-type="float">
            <text:p>148.14469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008774194" calcext:value-type="float">
            <text:p>148.14400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1168" calcext:value-type="float">
            <text:p>148.1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3904774194" calcext:value-type="float">
            <text:p>148.07390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58912" calcext:value-type="float">
            <text:p>148.1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920258064" calcext:value-type="float">
            <text:p>148.160920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425428571" calcext:value-type="float">
            <text:p>148.12942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4344258064" calcext:value-type="float">
            <text:p>148.124344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816258065" calcext:value-type="float">
            <text:p>148.09081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47712" calcext:value-type="float">
            <text:p>148.05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1024516129" calcext:value-type="float">
            <text:p>148.06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0476" calcext:value-type="float">
            <text:p>148.0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8838193548" calcext:value-type="float">
            <text:p>148.1188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473290323" calcext:value-type="float">
            <text:p>148.08747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93" calcext:value-type="float">
            <text:p>148.0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9775225807" calcext:value-type="float">
            <text:p>148.06977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79208" calcext:value-type="float">
            <text:p>148.0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91248" calcext:value-type="float">
            <text:p>148.03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329103448" calcext:value-type="float">
            <text:p>148.096329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4072516129" calcext:value-type="float">
            <text:p>148.0640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1238451613" calcext:value-type="float">
            <text:p>148.10123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68208" calcext:value-type="float">
            <text:p>148.14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875716129" calcext:value-type="float">
            <text:p>148.15875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4944" calcext:value-type="float">
            <text:p>148.1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5568" calcext:value-type="float">
            <text:p>148.1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1730064516" calcext:value-type="float">
            <text:p>148.1017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4808" calcext:value-type="float">
            <text:p>148.09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909935484" calcext:value-type="float">
            <text:p>148.10290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31608" calcext:value-type="float">
            <text:p>148.0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5917419355" calcext:value-type="float">
            <text:p>148.125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3141428571" calcext:value-type="float">
            <text:p>148.14314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8817935484" calcext:value-type="float">
            <text:p>148.12881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0046967742" calcext:value-type="float">
            <text:p>148.13004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7372" calcext:value-type="float">
            <text:p>148.13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6524645161" calcext:value-type="float">
            <text:p>148.16652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91062069" calcext:value-type="float">
            <text:p>148.163910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775096774" calcext:value-type="float">
            <text:p>148.15477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827716129" calcext:value-type="float">
            <text:p>148.12827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898" calcext:value-type="float">
            <text:p>148.04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5044129032" calcext:value-type="float">
            <text:p>148.09504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39024" calcext:value-type="float">
            <text:p>148.11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5807483871" calcext:value-type="float">
            <text:p>148.1558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508571429" calcext:value-type="float">
            <text:p>148.141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2927225806" calcext:value-type="float">
            <text:p>148.14292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6819612903" calcext:value-type="float">
            <text:p>148.16681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51596" calcext:value-type="float">
            <text:p>148.165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38032" calcext:value-type="float">
            <text:p>148.1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94344" calcext:value-type="float">
            <text:p>148.17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5286967742" calcext:value-type="float">
            <text:p>148.14528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8789032258" calcext:value-type="float">
            <text:p>148.1187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2988" calcext:value-type="float">
            <text:p>148.11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708645161" calcext:value-type="float">
            <text:p>148.11470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27568" calcext:value-type="float">
            <text:p>148.14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0081548387" calcext:value-type="float">
            <text:p>148.21008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3260285714" calcext:value-type="float">
            <text:p>148.22326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1614193548" calcext:value-type="float">
            <text:p>148.231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1718461539" calcext:value-type="float">
            <text:p>148.2717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238048" calcext:value-type="float">
            <text:p>148.342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3158461538" calcext:value-type="float">
            <text:p>148.3631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992416" calcext:value-type="float">
            <text:p>148.409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5808307692" calcext:value-type="float">
            <text:p>148.345808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7672923077" calcext:value-type="float">
            <text:p>148.317672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06624" calcext:value-type="float">
            <text:p>148.236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8307428571" calcext:value-type="float">
            <text:p>148.32830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9462" calcext:value-type="float">
            <text:p>148.34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28656" calcext:value-type="float">
            <text:p>148.35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412" calcext:value-type="float">
            <text:p>148.3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7524" calcext:value-type="float">
            <text:p>148.33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5576" calcext:value-type="float">
            <text:p>148.2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044" calcext:value-type="float">
            <text:p>148.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0064" calcext:value-type="float">
            <text:p>148.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6888" calcext:value-type="float">
            <text:p>148.8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2256" calcext:value-type="float">
            <text:p>148.3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3716" calcext:value-type="float">
            <text:p>148.60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6408" calcext:value-type="float">
            <text:p>148.8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6136" calcext:value-type="float">
            <text:p>148.9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6992" calcext:value-type="float">
            <text:p>148.9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3088" calcext:value-type="float">
            <text:p>148.9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6992" calcext:value-type="float">
            <text:p>148.9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9936" calcext:value-type="float">
            <text:p>148.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572" calcext:value-type="float">
            <text:p>148.6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5992" calcext:value-type="float">
            <text:p>148.5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0856" calcext:value-type="float">
            <text:p>148.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1608" calcext:value-type="float">
            <text:p>148.5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4864" calcext:value-type="float">
            <text:p>148.6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0376" calcext:value-type="float">
            <text:p>148.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2504" calcext:value-type="float">
            <text:p>148.8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2024" calcext:value-type="float">
            <text:p>148.7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8328" calcext:value-type="float">
            <text:p>148.9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8536" calcext:value-type="float">
            <text:p>149.0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4424" calcext:value-type="float">
            <text:p>148.9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052" calcext:value-type="float">
            <text:p>148.9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7264" calcext:value-type="float">
            <text:p>148.7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592" calcext:value-type="float">
            <text:p>148.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2232" calcext:value-type="float">
            <text:p>148.9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1544" calcext:value-type="float">
            <text:p>148.7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764" calcext:value-type="float">
            <text:p>148.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3632" calcext:value-type="float">
            <text:p>148.6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1524" calcext:value-type="float">
            <text:p>148.59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2716" calcext:value-type="float">
            <text:p>148.22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0732" calcext:value-type="float">
            <text:p>148.35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832" calcext:value-type="float">
            <text:p>148.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4072" calcext:value-type="float">
            <text:p>148.4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6848" calcext:value-type="float">
            <text:p>148.5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4344" calcext:value-type="float">
            <text:p>148.2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3488" calcext:value-type="float">
            <text:p>148.3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2736" calcext:value-type="float">
            <text:p>148.3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0064" calcext:value-type="float">
            <text:p>148.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2256" calcext:value-type="float">
            <text:p>148.3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03816" calcext:value-type="float">
            <text:p>149.4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38" calcext:value-type="float">
            <text:p>148.5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8664" calcext:value-type="float">
            <text:p>148.5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3048" calcext:value-type="float">
            <text:p>148.5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2088" calcext:value-type="float">
            <text:p>148.5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4384" calcext:value-type="float">
            <text:p>148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4008" calcext:value-type="float">
            <text:p>148.6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148" calcext:value-type="float">
            <text:p>149.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724" calcext:value-type="float">
            <text:p>149.3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33128" calcext:value-type="float">
            <text:p>149.2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6384" calcext:value-type="float">
            <text:p>149.3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75216" calcext:value-type="float">
            <text:p>149.1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9728" calcext:value-type="float">
            <text:p>148.6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4504" calcext:value-type="float">
            <text:p>149.5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8304" calcext:value-type="float">
            <text:p>149.4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5592" calcext:value-type="float">
            <text:p>149.1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6384" calcext:value-type="float">
            <text:p>149.3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5072" calcext:value-type="float">
            <text:p>148.7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6472" calcext:value-type="float">
            <text:p>148.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1128" calcext:value-type="float">
            <text:p>148.4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1504" calcext:value-type="float">
            <text:p>148.4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7512" calcext:value-type="float">
            <text:p>149.2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6424" calcext:value-type="float">
            <text:p>149.6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5088" calcext:value-type="float">
            <text:p>149.6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3152" calcext:value-type="float">
            <text:p>148.6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1608" calcext:value-type="float">
            <text:p>148.5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0432" calcext:value-type="float">
            <text:p>149.7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6448" calcext:value-type="float">
            <text:p>149.1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7868" calcext:value-type="float">
            <text:p>149.05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7388" calcext:value-type="float">
            <text:p>149.02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3796" calcext:value-type="float">
            <text:p>149.24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9288" calcext:value-type="float">
            <text:p>148.9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8744" calcext:value-type="float">
            <text:p>149.2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6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2208" calcext:value-type="float">
            <text:p>149.4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6" meta:object-count="0"/>
    <meta:user-defined meta:name="AppVersion">3.0</meta:user-defined>
  </office:meta>
</office:document-meta>
</file>